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新竹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257" calcext:value-type="float">
            <text:p>2,257</text:p>
          </table:table-cell>
          <table:table-cell table:style-name="ce4" office:value-type="string" calcext:value-type="string">
            <text:p>57.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6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50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0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38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8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27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3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8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7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57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58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5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39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29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3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2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0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9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39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村、南坑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0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0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5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" style:display-name="PageStyle_新竹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7</meta:creation-date>
    <meta:initial-creator>Apache POI</meta:initial-creator>
    <meta:generator>LibreOffice/6.0.7.3$Linux_X86_64 LibreOffice_project/00m0$Build-3</meta:generator>
    <meta:document-statistic meta:table-count="1" meta:cell-count="3711" meta:object-count="0"/>
  </office:meta>
</office:document-meta>
</file>